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 style:master-page-name="MP0">
      <style:paragraph-properties fo:text-align="center" style:justify-single-word="false" style:page-number="auto" fo:break-before="page"/>
      <style:text-properties fo:font-size="15pt" style:font-size-asian="15pt" style:font-size-complex="15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background-color="#00ff00" loext:char-shading-value="0"/>
    </style:style>
    <style:style style:name="T3" style:family="text">
      <style:text-properties fo:language="en" fo:country="US" officeooo:rsid="0016b17e"/>
    </style:style>
    <style:style style:name="T4" style:family="text">
      <style:text-properties fo:language="en" fo:country="GB"/>
    </style:style>
    <style:style style:name="T5" style:family="text">
      <style:text-properties officeooo:rsid="0017d6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Fil rouge abstract</text:p>
      <text:p text:style-name="P1"/>
      <text:p text:style-name="Standard"><text:span text:style-name="Police_20_par_20_défaut"><text:span text:style-name="T1"><text:tab/></text:span></text:span><text:span text:style-name="Police_20_par_20_défaut"><text:span text:style-name="T2">From</text:span></text:span><text:span text:style-name="Police_20_par_20_défaut"><text:span text:style-name="T1"> the moment Humans have domesticated the earth, technological and technical breakthroughs have been messing up with what we could refer to as the natural order of things.</text:span></text:span></text:p>
      <text:p text:style-name="P2"><text:tab/>Leguman has decided to play a part in the building of a better, sane world. He figured people had been consuming <text:span text:style-name="T5">too many </text:span>filthy products and couldn’t take it anymore. He proceeded to take the matter into his own hands and started growing his own food, he then discovered himself a talent and passion for this activity and decided he would spread his passion as much as he could.</text:p>
      <text:p text:style-name="Standard"><text:span text:style-name="Police_20_par_20_défaut"><text:span text:style-name="T1"><text:tab/>To help him reach his goal and make a decent living from his work, I offered to bring his activity online to allow people in a broader radius to acknowledge and appreciate the quality of his production. We decided to craft together a website that would present his activity as well as offer the opportunity to order a basket online that would then be delivered once or twice a week at two delivering points. The client will have to </text:span></text:span><text:span text:style-name="Police_20_par_20_défaut"><text:span text:style-name="T2">choose</text:span></text:span><text:span text:style-name="Police_20_par_20_défaut"><text:span text:style-name="T1"> a delivering point and time between the two available, and could then pay directly with </text:span></text:span><text:span text:style-name="Police_20_par_20_défaut"><text:span text:style-name="T2">their</text:span></text:span><text:span text:style-name="Police_20_par_20_défaut"><text:span text:style-name="T1"> credit card or just place an order </text:span></text:span><text:span text:style-name="Police_20_par_20_défaut"><text:span text:style-name="T2">they</text:span></text:span><text:span text:style-name="Police_20_par_20_défaut"><text:span text:style-name="T1"> will then pay in cash when </text:span></text:span><text:span text:style-name="Police_20_par_20_défaut"><text:span text:style-name="T2">they</text:span></text:span><text:span text:style-name="Police_20_par_20_défaut"><text:span text:style-name="T1"> come to retrieve </text:span></text:span><text:span text:style-name="Police_20_par_20_défaut"><text:span text:style-name="T2">their</text:span></text:span><text:span text:style-name="Police_20_par_20_défaut"><text:span text:style-name="T1"> order.</text:span></text:span></text:p>
      <text:p text:style-name="Standard"><text:span text:style-name="Police_20_par_20_défaut"><text:span text:style-name="T1"><text:tab/>The website design needs to be focused on the mobile version as nowadays most people are using their smartphone on a daily basis, especially for this kind of task, we want them to be able to order a basket on their way home from work. </text:span></text:span><text:span text:style-name="Police_20_par_20_défaut"><text:span text:style-name="T3">It has to be optimized to run even on the rustiest machines and I need to apply the recommendations to have a good SEO.</text:span></text:span><text:span text:style-name="Police_20_par_20_défaut"><text:span text:style-name="T1"> The </text:span></text:span><text:span text:style-name="Police_20_par_20_défaut"><text:span text:style-name="T4">colours having to be natural and smooth, as we want to convey a warm and rural spirit, I chose green and brown as the main colours, which seems relevant albeit pretty classic.</text:span></text:span></text:p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2.1$Windows_X86_64 LibreOffice_project/56f7684011345957bbf33a7ee678afaf4d2ba333</meta:generator>
    <meta:initial-creator>Catherine COSTENOBLE</meta:initial-creator>
    <meta:creation-date>2023-11-27T08:47:00Z</meta:creation-date>
    <dc:date>2023-12-07T11:34:55.344000000</dc:date>
    <meta:editing-cycles>4</meta:editing-cycles>
    <meta:editing-duration>PT1H31M7S</meta:editing-duration>
    <meta:document-statistic meta:table-count="0" meta:image-count="0" meta:object-count="0" meta:page-count="1" meta:paragraph-count="5" meta:word-count="318" meta:character-count="1743" meta:non-whitespace-character-count="1426"/>
    <meta:template xlink:type="simple" xlink:actuate="onRequest" xlink:title="" xlink:href="Normal"/>
  </office:meta>
</office:document-meta>
</file>